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C0000000C424A8468.gif"/>
  <manifest:file-entry manifest:media-type="image/gif" manifest:full-path="Pictures/100002000000000A0000000A2DB17B76.gif"/>
  <manifest:file-entry manifest:media-type="image/gif" manifest:full-path="Pictures/100002000000000C0000000CDA3C0BB5.gif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9cm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95cm" fo:min-width="17.082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7cm" draw:shadow="hidden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fo:font-family="'Liberation Serif'" style:font-family-generic="roman" style:font-pitch="variable" fo:font-size="44pt" style:font-size-asian="44pt" style:font-size-complex="44pt"/>
    </style:style>
    <style:style style:name="P2" style:family="paragraph">
      <style:text-properties fo:font-family="'Liberation Serif'" style:font-family-generic="roman" style:font-pitch="variable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6pt" style:font-size-asian="18pt" style:font-weight-asian="normal" style:font-size-complex="18pt"/>
    </style:style>
    <style:style style:name="P15" style:family="paragraph">
      <style:text-properties style:use-window-font-color="true"/>
    </style:style>
    <style:style style:name="P16" style:family="paragraph">
      <style:text-properties fo:color="#000000"/>
    </style:style>
    <style:style style:name="T1" style:family="text">
      <style:text-properties fo:font-family="'Liberation Serif'" style:font-family-generic="roman" style:font-pitch="variable" fo:font-size="44pt" style:font-size-asian="44pt" style:font-size-complex="44pt"/>
    </style:style>
    <style:style style:name="T2" style:family="text">
      <style:text-properties fo:font-family="'Liberation Serif'" style:font-family-generic="roman" style:font-pitch="variable" fo:font-size="26pt" style:font-size-asian="26pt" style:font-size-complex="26pt"/>
    </style:style>
    <style:style style:name="T3" style:family="text">
      <style:text-properties fo:color="#c0c0c0" fo:font-family="'Liberation Serif'" style:font-family-generic="roman" style:font-pitch="variable"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8pt"/>
    </style:style>
    <style:style style:name="T11" style:family="text">
      <style:text-properties fo:color="#ff00ff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family="'Liberation Sans'" style:font-family-generic="swiss" style:font-pitch="variable" fo:font-size="18pt" fo:language="en" fo:country="US" style:font-size-asian="18pt" style:language-asian="en" style:country-asian="US" style:font-family-complex="'Liberation Sans', Arial" style:font-family-generic-complex="swiss" style:font-pitch-complex="variable" style:font-size-complex="18pt"/>
    </style:style>
    <style:style style:name="T14" style:family="text">
      <style:text-properties fo:color="#ffffff"/>
    </style:style>
    <style:style style:name="T15" style:family="text">
      <style:text-properties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6" style:family="text">
      <style:text-properties fo:color="#ff950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7" style:family="text">
      <style:text-properties fo:color="#008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8" style:family="text">
      <style:text-properties fo:color="#4c19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19" style:family="text">
      <style:text-properties fo:color="#ff000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0" style:family="text">
      <style:text-properties fo:color="#ff8080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1" style:family="text">
      <style:text-properties fo:color="#0000ff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2" style:family="text">
      <style:text-properties style:use-window-font-color="true" fo:font-family="'Liberation Sans', Arial" style:font-family-generic="swiss" style:font-pitch="variable" fo:font-size="18pt" fo:language="en" fo:country="US" style:language-asian="en" style:country-asian="US" style:font-family-complex="'Liberation Sans', Arial" style:font-family-generic-complex="swiss" style:font-pitch-complex="variable" style:font-size-complex="10.1999998092651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999999"/>
    </style:style>
    <style:style style:name="T28" style:family="text">
      <style:text-properties style:use-window-font-color="true" fo:font-size="16pt" style:font-size-asian="18pt" style:font-weight-asian="normal" style:font-size-complex="18pt"/>
    </style:style>
    <style:style style:name="T29" style:family="text">
      <style:text-properties fo:font-size="16pt" style:font-size-asian="18pt" style:font-weight-asian="normal" style:font-size-complex="18pt"/>
    </style:style>
    <style:style style:name="T30" style:family="text">
      <style:text-properties fo:color="#999999" fo:font-size="16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9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14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3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1cm" svg:height="1.038cm" svg:x="1.9cm" svg:y="2.5cm">
          <draw:text-box>
            <text:list text:style-name="L2">
              <text:list-item>
                <text:p><text:span text:style-name="T4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8cm" svg:height="1.038cm" svg:x="1.901cm" svg:y="8.2cm">
          <draw:text-box>
            <text:list text:style-name="L2">
              <text:list-item>
                <text:p text:id="id1"><text:span text:style-name="T4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42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4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4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5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5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5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5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4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draw:id="id3">
          <draw:frame draw:style-name="gr11" draw:text-style-name="P7" draw:layer="layout" svg:width="4.769cm" svg:height="0.806cm" svg:x="16.6cm" svg:y="16.2cm">
            <draw:text-box>
              <text:p><text:span text:style-name="T5">порядок действий:</text:span></text:p>
            </draw:text-box>
          </draw:frame>
          <draw:frame draw:style-name="gr12" draw:text-style-name="P7" draw:layer="layout" svg:width="7.291cm" svg:height="1.916cm" svg:x="17.3cm" svg:y="17cm">
            <draw:text-box>
              <text:list text:style-name="L5">
                <text:list-item>
                  <text:p><text:span text:style-name="T5">отсортировать по годам</text:span></text:p>
                </text:list-item>
                <text:list-item>
                  <text:p><text:span text:style-name="T5">отсортировать по месяцам</text:span></text:p>
                </text:list-item>
                <text:list-item>
                  <text:p><text:span text:style-name="T5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44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11cm" svg:height="0.962cm" svg:x="3.6cm" svg:y="3.362cm">
          <draw:text-box>
            <text:p>Самое длинное число 133 имеет 3 разряда </text:p>
          </draw:text-box>
        </draw:frame>
        <draw:g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4">
          <draw:frame draw:style-name="gr11" draw:layer="layout" svg:width="23.454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6">2</text:span>, <text:s/>1<text:span text:style-name="T6">1</text:span>, <text:s/><text:span text:style-name="T6">0</text:span>, <text:s/>9<text:span text:style-name="T6">2</text:span>, <text:s/><text:span text:style-name="T6">3</text:span>, 13<text:span text:style-name="T6">3</text:span> ]</text:p>
            </draw:text-box>
          </draw:frame>
        </draw:g>
        <draw:frame draw:style-name="gr11" draw:layer="layout" svg:width="1.204cm" svg:height="0.962cm" svg:x="7.4cm" svg:y="10.4cm">
          <draw:text-box>
            <text:p text:id="id6">1<text:span text:style-name="T6">2</text:span></text:p>
          </draw:text-box>
        </draw:frame>
        <draw:frame draw:style-name="gr11" draw:layer="layout" svg:width="1.204cm" svg:height="0.962cm" svg:x="5.1cm" svg:y="10.4cm">
          <draw:text-box>
            <text:p text:id="id7">1<text:span text:style-name="T6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text:id="id8"><text:span text:style-name="T6">0</text:span></text:p>
          </draw:text-box>
        </draw:frame>
        <draw:frame draw:style-name="gr7" draw:layer="layout" svg:width="1.6cm" svg:height="0.962cm" svg:x="7.5cm" svg:y="9.7cm">
          <draw:text-box>
            <text:p text:id="id9">9<text:span text:style-name="T6">2</text:span></text:p>
          </draw:text-box>
        </draw:frame>
        <draw:frame draw:style-name="gr7" draw:text-style-name="P8" draw:layer="layout" svg:width="1.4cm" svg:height="0.962cm" svg:x="10.1cm" svg:y="10.4cm">
          <draw:text-box>
            <text:p text:id="id10"><text:span text:style-name="T6">3</text:span></text:p>
          </draw:text-box>
        </draw:frame>
        <draw:frame draw:style-name="gr7" draw:layer="layout" svg:width="2cm" svg:height="0.962cm" svg:x="9.5cm" svg:y="9.7cm">
          <draw:text-box>
            <text:p text:id="id11">13<text:span text:style-name="T6">3</text:span></text:p>
          </draw:text-box>
        </draw:frame>
        <draw:g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6">0</text:span>, <text:s text:c="3"/>1<text:span text:style-name="T6">1</text:span>, <text:s text:c="3"/>1<text:span text:style-name="T6">2</text:span>, 9<text:span text:style-name="T6">2</text:span>, <text:s text:c="2"/><text:span text:style-name="T6">3</text:span>, 13<text:span text:style-name="T6">3</text:span> ]</text:p>
            </draw:text-box>
          </draw:frame>
        </draw:g>
        <draw:frame draw:style-name="gr11" draw:layer="layout" svg:width="18.125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13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13">
          <draw:frame draw:style-name="gr11" draw:layer="layout" svg:width="22.557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6">0</text:span><text:span text:style-name="T7">0, <text:s/></text:span><text:span text:style-name="T6">1</text:span><text:span text:style-name="T7">1, <text:s/></text:span><text:span text:style-name="T6">1</text:span><text:span text:style-name="T7">2, <text:s/></text:span><text:span text:style-name="T6">9</text:span><text:span text:style-name="T7">2, <text:s/></text:span><text:span text:style-name="T6">0</text:span><text:span text:style-name="T7">3, <text:s/>1</text:span><text:span text:style-name="T6">3</text:span><text:span text:style-name="T7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text:id="id22">[ <text:span text:style-name="T6">0</text:span><text:span text:style-name="T7">0, </text:span><text:span text:style-name="T6">0</text:span><text:span text:style-name="T7">3, <text:s text:c="2"/></text:span><text:span text:style-name="T6">1</text:span><text:span text:style-name="T7">1, </text:span><text:span text:style-name="T6">1</text:span><text:span text:style-name="T7">2, <text:s text:c="3"/>1</text:span><text:span text:style-name="T6">3</text:span><text:span text:style-name="T7">3, <text:s text:c="5"/></text:span><text:span text:style-name="T6">9</text:span><text:span text:style-name="T7">2</text:span> <text:s/>]</text:p>
          </draw:text-box>
        </draw:frame>
        <draw:frame draw:style-name="gr11" draw:layer="layout" svg:width="6.81cm" svg:height="0.962cm" svg:x="4.8cm" svg:y="3.3cm">
          <draw:text-box>
            <text:p>[ <text:span text:style-name="T7">0, 11, 12, 92, 3, 133</text:span> ]</text:p>
          </draw:text-box>
        </draw:frame>
        <draw:frame draw:style-name="gr7" draw:layer="layout" svg:width="1.4cm" svg:height="0.962cm" svg:x="2.6cm" svg:y="8.7cm">
          <draw:text-box>
            <text:p text:id="id15"><text:span text:style-name="T6">0</text:span><text:span text:style-name="T7">0</text:span></text:p>
          </draw:text-box>
        </draw:frame>
        <draw:frame draw:style-name="gr7" draw:layer="layout" svg:width="1.4cm" svg:height="0.962cm" svg:x="4.999cm" svg:y="8.7cm">
          <draw:text-box>
            <text:p text:id="id16"><text:span text:style-name="T6">1</text:span><text:span text:style-name="T7">1</text:span></text:p>
          </draw:text-box>
        </draw:frame>
        <draw:frame draw:style-name="gr7" draw:layer="layout" svg:width="1.4cm" svg:height="0.962cm" svg:x="5cm" svg:y="7.938cm">
          <draw:text-box>
            <text:p text:id="id17"><text:span text:style-name="T6">1</text:span><text:span text:style-name="T7">2</text:span></text:p>
          </draw:text-box>
        </draw:frame>
        <draw:frame draw:style-name="gr17" draw:layer="layout" svg:width="1.204cm" svg:height="5.162cm" svg:x="24.187cm" svg:y="8.7cm">
          <draw:text-box>
            <text:p text:id="id18"><text:span text:style-name="T6">9</text:span><text:span text:style-name="T7">2</text:span></text:p>
          </draw:text-box>
        </draw:frame>
        <draw:frame draw:style-name="gr11" draw:layer="layout" svg:width="1.204cm" svg:height="0.962cm" svg:x="2.596cm" svg:y="8.038cm">
          <draw:text-box>
            <text:p text:id="id19"><text:span text:style-name="T6">0</text:span><text:span text:style-name="T7">3</text:span></text:p>
          </draw:text-box>
        </draw:frame>
        <draw:frame draw:style-name="gr7" draw:layer="layout" svg:width="1.6cm" svg:height="0.962cm" svg:x="9.697cm" svg:y="8.538cm">
          <draw:text-box>
            <text:p text:id="id20"><text:span text:style-name="T7">1</text:span><text:span text:style-name="T6">3</text:span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13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draw:id="id23">
          <draw:frame draw:style-name="gr11" draw:layer="layout" svg:width="22.171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158cm" svg:height="0.962cm" svg:x="4.9cm" svg:y="5.8cm">
            <draw:text-box>
              <text:p>[ <text:span text:style-name="T6">0</text:span><text:span text:style-name="T7">00,</text:span><text:span text:style-name="T6"> <text:s/>0</text:span><text:span text:style-name="T7">03, <text:s/></text:span><text:span text:style-name="T6">0</text:span><text:span text:style-name="T7">11, <text:s/></text:span><text:span text:style-name="T6">0</text:span><text:span text:style-name="T8">1</text:span><text:span text:style-name="T7">2, <text:s/></text:span><text:span text:style-name="T6">1</text:span><text:span text:style-name="T7">33 <text:s text:c="2"/></text:span><text:span text:style-name="T6">0</text:span><text:span text:style-name="T7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689cm" svg:height="0.962cm" svg:x="4.901cm" svg:y="13.5cm">
          <draw:text-box>
            <text:p text:id="id32">[ <text:span text:style-name="T6">0</text:span><text:span text:style-name="T7">00, </text:span><text:span text:style-name="T6">0</text:span><text:span text:style-name="T7">03, </text:span><text:span text:style-name="T6">0</text:span><text:span text:style-name="T7">11, </text:span><text:span text:style-name="T6">0</text:span><text:span text:style-name="T8">1</text:span><text:span text:style-name="T7">2, </text:span><text:span text:style-name="T6">0</text:span><text:span text:style-name="T7">92, <text:s text:c="7"/></text:span><text:span text:style-name="T6">1</text:span><text:span text:style-name="T7">33</text:span> <text:s/>]</text:p>
          </draw:text-box>
        </draw:frame>
        <draw:frame draw:style-name="gr11" draw:layer="layout" svg:width="6.81cm" svg:height="0.962cm" svg:x="4.8cm" svg:y="3.3cm">
          <draw:text-box>
            <text:p>[ <text:span text:style-name="T8">0, 3, 11, 12, 133, 92</text:span> ]</text:p>
          </draw:text-box>
        </draw:frame>
        <draw:frame draw:style-name="gr19" draw:layer="layout" svg:width="1.556cm" svg:height="12.962cm" svg:x="2.444cm" svg:y="5.9cm">
          <draw:text-box>
            <text:p text:id="id30"><text:span text:style-name="T6">0</text:span><text:span text:style-name="T7">92</text:span></text:p>
          </draw:text-box>
        </draw:frame>
        <draw:frame draw:style-name="gr11" draw:layer="layout" svg:width="1.556cm" svg:height="0.962cm" svg:x="2.4cm" svg:y="8.7cm">
          <draw:text-box>
            <text:p text:id="id25"><text:span text:style-name="T6">0</text:span><text:span text:style-name="T7">00</text:span></text:p>
          </draw:text-box>
        </draw:frame>
        <draw:frame draw:style-name="gr11" draw:layer="layout" svg:width="1.556cm" svg:height="0.962cm" svg:x="2.4cm" svg:y="8cm">
          <draw:text-box>
            <text:p text:id="id26"><text:span text:style-name="T6">0</text:span><text:span text:style-name="T7">03</text:span></text:p>
          </draw:text-box>
        </draw:frame>
        <draw:frame draw:style-name="gr11" draw:layer="layout" svg:width="1.509cm" svg:height="0.962cm" svg:x="2.391cm" svg:y="7.338cm">
          <draw:text-box>
            <text:p text:id="id27"><text:span text:style-name="T6">0</text:span><text:span text:style-name="T7">11</text:span></text:p>
          </draw:text-box>
        </draw:frame>
        <draw:frame draw:style-name="gr11" draw:layer="layout" svg:width="1.555cm" svg:height="0.962cm" svg:x="2.4cm" svg:y="6.638cm">
          <draw:text-box>
            <text:p text:id="id28"><text:span text:style-name="T6">0</text:span><text:span text:style-name="T8">1</text:span><text:span text:style-name="T7">2</text:span></text:p>
          </draw:text-box>
        </draw:frame>
        <draw:frame draw:style-name="gr11" draw:layer="layout" svg:width="1.556cm" svg:height="0.962cm" svg:x="4.799cm" svg:y="8.6cm">
          <draw:text-box>
            <text:p text:id="id29"><text:span text:style-name="T6">1</text:span><text:span text:style-name="T7">33</text:span></text:p>
          </draw:text-box>
        </draw:frame>
        <draw:g draw:id="id33">
          <draw:frame draw:style-name="gr11" draw:layer="layout" svg:width="6.987cm" svg:height="0.962cm" svg:x="4.901cm" svg:y="15.9cm">
            <draw:text-box>
              <text:p>[ <text:span text:style-name="T7">0, 3, 11, </text:span><text:span text:style-name="T8">1</text:span><text:span text:style-name="T7">2, 92, </text:span><text:span text:style-name="T8">1</text:span><text:span text:style-name="T7">33</text:span> <text:s/>]</text:p>
            </draw:text-box>
          </draw:frame>
          <draw:frame draw:style-name="gr11" draw:layer="layout" svg:width="11.215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81cm" svg:height="0.962cm" svg:x="2.1cm" svg:y="17.2cm">
          <draw:text-box>
            <text:list text:style-name="L2">
              <text:list-item>
                <text:p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57cm" svg:height="0.962cm" svg:x="4.8cm" svg:y="18.4cm">
          <draw:text-box>
            <text:p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22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text:id="id41"><text:span text:style-name="T7">#4</text:span></text:p>
            <text:p text:id="id40"><text:span text:style-name="T7">#3</text:span></text:p>
            <text:p text:id="id39"><text:span text:style-name="T7">#2</text:span></text:p>
            <text:p text:id="id38"><text:span text:style-name="T7">#1</text:span></text:p>
            <text:p text:id="id37"><text:span text:style-name="T7">#0</text:span></text:p>
          </draw:text-box>
        </draw:frame>
        <draw:g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6">0</text:span><text:span text:style-name="T7">92</text:span></text:p>
                <text:p><text:span text:style-name="T6">0</text:span><text:span text:style-name="T7">12</text:span></text:p>
                <text:p><text:span text:style-name="T6">0</text:span><text:span text:style-name="T7">11</text:span></text:p>
                <text:p><text:span text:style-name="T6">0</text:span><text:span text:style-name="T7">03</text:span></text:p>
                <text:p><text:span text:style-name="T6">0</text:span><text:span text:style-name="T7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draw:id="id42" draw:layer="layout" svg:width="12cm" svg:height="1.4cm" svg:x="12.1cm" svg:y="8.3cm">
          <text:p><text:span text:style-name="T4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8cm" svg:height="0.962cm" svg:x="2cm" svg:y="10.7cm">
          <draw:text-box>
            <text:list text:style-name="L2">
              <text:list-item>
                <text:p text:id="id44">Все корзины:</text:p>
              </text:list-item>
            </text:list>
          </draw:text-box>
        </draw:frame>
        <draw:frame draw:style-name="gr11" draw:layer="layout" svg:width="10.487cm" svg:height="1.673cm" svg:x="11.3cm" svg:y="10.8cm">
          <draw:text-box>
            <text:list text:style-name="L6">
              <text:list-item>
                <text:p text:id="id46">отдельных корзин много</text:p>
              </text:list-item>
              <text:list-item>
                <text:p text:id="id47">порядок корзин имеет значение</text:p>
              </text:list-item>
            </text:list>
          </draw:text-box>
        </draw:frame>
        <draw:custom-shape draw:style-name="gr25" draw:text-style-name="P5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id="id48" draw:layer="layout" svg:width="-1.2cm" svg:height="-1.027cm" svg:x="19.001cm" svg:y="10.9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id="id49">
          <draw:frame draw:style-name="gr11" draw:layer="layout" svg:width="12.384cm" svg:height="0.962cm" svg:x="2cm" svg:y="17cm">
            <draw:text-box>
              <text:list text:style-name="L2">
                <text:list-item>
                  <text:p><text:span text:style-name="T9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195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5">bucket</text:span></text:p>
              <text:p text:style-name="P5"><text:span text:style-name="T5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5">bucket</text:span></text:p>
              <text:p text:style-name="P5"><text:span text:style-name="T5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5">bucket</text:span></text:p>
              <text:p text:style-name="P5"><text:span text:style-name="T5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3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616cm" svg:height="0.962cm" svg:x="2cm" svg:y="7.5cm">
          <draw:text-box>
            <text:list text:style-name="L2">
              <text:list-item>
                <text:p text:id="id50"><text:span text:style-name="T10">Cпособ 1: преобразовать в строку и получить нужную позицию из строки</text:span></text:p>
              </text:list-item>
            </text:list>
          </draw:text-box>
        </draw:frame>
        <draw:g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5cm" svg:height="0.962cm" svg:x="2cm" svg:y="1.9cm">
          <draw:text-box>
            <text:list text:style-name="L2">
              <text:list-item>
                <text:p><text:span text:style-name="T10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draw:id="id56">
          <draw:custom-shape draw:style-name="gr6" draw:text-style-name="P5" draw:layer="layout" svg:width="6.4cm" svg:height="1cm" svg:x="4.599cm" svg:y="6.699cm">
            <text:p><text:span text:style-name="T10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6.7cm">
            <draw:text-box>
              <text:p>остаток от деления</text:p>
            </draw:text-box>
          </draw:frame>
        </draw:g>
        <draw:g draw:id="id55">
          <draw:custom-shape draw:style-name="gr6" draw:text-style-name="P5" draw:layer="layout" svg:width="6.4cm" svg:height="1cm" svg:x="4.6cm" svg:y="5.4cm">
            <text:p><text:span text:style-name="T10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draw:id="id58">
          <draw:custom-shape draw:style-name="gr6" draw:text-style-name="P5" draw:layer="layout" svg:width="6.4cm" svg:height="1cm" svg:x="4.599cm" svg:y="9.299cm">
            <text:p><text:span text:style-name="T10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9cm" svg:y="9.399cm">
            <draw:text-box>
              <text:p>обычное, не целочисленное, деление</text:p>
            </draw:text-box>
          </draw:frame>
        </draw:g>
        <draw:g draw:id="id59">
          <draw:custom-shape draw:style-name="gr6" draw:text-style-name="P5" draw:layer="layout" svg:width="6.4cm" svg:height="1cm" svg:x="4.599cm" svg:y="10.698cm">
            <text:p><text:span text:style-name="T10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4cm" svg:y="10.699cm">
            <draw:text-box>
              <text:p>остаток от деления</text:p>
            </draw:text-box>
          </draw:frame>
        </draw:g>
        <draw:g draw:id="id60">
          <draw:custom-shape draw:style-name="gr6" draw:text-style-name="P5" draw:layer="layout" svg:width="6.4cm" svg:height="1cm" svg:x="4.599cm" svg:y="11.897cm">
            <text:p><text:span text:style-name="T10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draw:id="id62">
          <draw:custom-shape draw:style-name="gr6" draw:text-style-name="P5" draw:layer="layout" svg:width="6.4cm" svg:height="1cm" svg:x="4.598cm" svg:y="14.898cm">
            <text:p><text:span text:style-name="T10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74cm" svg:height="0.962cm" svg:x="11.398cm" svg:y="14.998cm">
            <draw:text-box>
              <text:p>обычное, не целочисленное, деление</text:p>
            </draw:text-box>
          </draw:frame>
        </draw:g>
        <draw:g draw:id="id63">
          <draw:custom-shape draw:style-name="gr6" draw:text-style-name="P5" draw:layer="layout" svg:width="6.4cm" svg:height="1cm" svg:x="4.598cm" svg:y="16.297cm">
            <text:p><text:span text:style-name="T10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7cm" svg:height="0.962cm" svg:x="11.399cm" svg:y="16.298cm">
            <draw:text-box>
              <text:p>остаток от деления</text:p>
            </draw:text-box>
          </draw:frame>
        </draw:g>
        <draw:g draw:id="id64">
          <draw:custom-shape draw:style-name="gr6" draw:text-style-name="P5" draw:layer="layout" svg:width="6.4cm" svg:height="1cm" svg:x="4.598cm" svg:y="17.496cm">
            <text:p><text:span text:style-name="T10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703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484cm" svg:height="0.962cm" svg:x="2cm" svg:y="1.9cm">
          <draw:text-box>
            <text:list text:style-name="L2">
              <text:list-item>
                <text:p><text:span text:style-name="T10">Можно ли сформулировать закономерность?</text:span></text:p>
              </text:list-item>
            </text:list>
          </draw:text-box>
        </draw:frame>
        <draw:custom-shape draw:style-name="gr6" draw:text-style-name="P5" draw:id="id65" draw:layer="layout" svg:width="7.801cm" svg:height="1cm" svg:x="9.799cm" svg:y="4.598cm">
          <text:p><text:span text:style-name="T10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1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1">4</text:span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1">3</text:span><text:span text:style-name="T7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8">1</text:span><text:span text:style-name="T11">2</text:span><text:span text:style-name="T8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id="id66" draw:layer="layout" svg:width="7.802cm" svg:height="1cm" svg:x="9.798cm" svg:y="5.897cm">
          <text:p><text:span text:style-name="T10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text:id="id68"><text:span text:style-name="T10">12345 % 10000 / 1000 = 2</text:span></text:p>
          </draw:text-box>
        </draw:frame>
        <draw:custom-shape draw:style-name="gr13" draw:text-style-name="P5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text:id="id70"><text:span text:style-name="T10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74cm" svg:height="0.962cm" svg:x="18.001cm" svg:y="3.3cm">
          <draw:text-box>
            <text:p text:id="id75"><text:span text:style-name="T10">12345 % 10^1 / 10^0 = 5</text:span></text:p>
          </draw:text-box>
        </draw:frame>
        <draw:frame draw:style-name="gr11" draw:layer="layout" svg:width="7.474cm" svg:height="0.962cm" svg:x="18.001cm" svg:y="4.6cm">
          <draw:text-box>
            <text:p text:id="id74"><text:span text:style-name="T10">12345 % 10^2 / 10^1 = 4</text:span></text:p>
          </draw:text-box>
        </draw:frame>
        <draw:frame draw:style-name="gr11" draw:layer="layout" svg:width="7.474cm" svg:height="0.962cm" svg:x="18.001cm" svg:y="5.9cm">
          <draw:text-box>
            <text:p text:id="id76"><text:span text:style-name="T10">12345 % 10^3 / 10^2 = 3</text:span></text:p>
          </draw:text-box>
        </draw:frame>
        <draw:frame draw:style-name="gr11" draw:layer="layout" svg:width="7.474cm" svg:height="0.962cm" svg:x="18.001cm" svg:y="7.3cm">
          <draw:text-box>
            <text:p text:id="id77"><text:span text:style-name="T10">12345 % 10^4 / 10^3 = 2</text:span></text:p>
          </draw:text-box>
        </draw:frame>
        <draw:custom-shape draw:style-name="gr30" draw:text-style-name="P5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id="id78" draw:layer="layout" svg:width="8.5cm" svg:height="2.2cm" svg:x="7.7cm" svg:y="12.5cm">
          <text:p text:style-name="P5"><text:span text:style-name="T4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id="id80" draw:layer="layout" svg:width="7.701cm" svg:height="1.701cm" svg:x="8.199cm" svg:y="17.099cm">
          <text:p text:style-name="P5"><text:span text:style-name="T5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id="id81" draw:layer="layout" svg:width="22cm" svg:height="1.361cm" svg:x="3cm" svg:y="15.5cm">
          <draw:text-box>
            <text:p text:style-name="P10"><text:span text:style-name="T5">приоритет операции возведения в степень </text:span><text:span text:style-name="T12">**</text:span><text:span text:style-name="T5"> выше, чем у операций </text:span><text:span text:style-name="T12">%</text:span><text:span text:style-name="T5"> и </text:span><text:span text:style-name="T12">/</text:span><text:span text:style-name="T5">, выполнение происходит в таком порядке (сначала вычисляются скобки):</text:span></text:p>
          </draw:text-box>
        </draw:frame>
        <draw:custom-shape draw:style-name="gr24" draw:text-style-name="P5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87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25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6cm" svg:height="0.962cm" svg:x="3.2cm" svg:y="13.4cm">
          <draw:text-box>
            <text:p>ответ: lesson.20/radix_sort/radix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1</text:p>
          </draw:text-box>
        </draw:frame>
        <draw:frame draw:style-name="gr34" draw:layer="layout" svg:width="23.8cm" svg:height="1.673cm" svg:x="1.7cm" svg:y="2.1cm">
          <draw:text-box>
            <text:list text:style-name="L2">
              <text:list-item>
                <text:p>Разработайте скрипт radix_sort_for_strings сортирующий строки в словарном порядке по алгоритму поразрядной сортировки.</text:p>
              </text:list-item>
            </text:list>
          </draw:text-box>
        </draw:frame>
        <draw:frame draw:style-name="gr11" draw:layer="layout" svg:width="6.319cm" svg:height="0.962cm" svg:x="2.5cm" svg:y="4.1cm">
          <draw:text-box>
            <text:p>Начальный скрипт: </text:p>
          </draw:text-box>
        </draw:frame>
        <draw:frame draw:style-name="gr11" draw:layer="layout" svg:width="13.981cm" svg:height="0.962cm" svg:x="9cm" svg:y="5.8cm">
          <draw:text-box>
            <text:p>lesson.21/radix_sort/radix_sort_for_strings_stub</text:p>
          </draw:text-box>
        </draw:frame>
        <draw:frame draw:style-name="gr11" draw:layer="layout" svg:width="16.881cm" svg:height="0.962cm" svg:x="9.001cm" svg:y="4.1cm">
          <draw:text-box>
            <text:p>ваш собственный из lesson.20/radix_sort/radix_sort_stub</text:p>
          </draw:text-box>
        </draw:frame>
        <draw:frame draw:style-name="gr11" draw:layer="layout" svg:width="11.5cm" svg:height="0.962cm" svg:x="10.4cm" svg:y="5cm">
          <draw:text-box>
            <text:p>но используйте тесткейсы из скрипта</text:p>
          </draw:text-box>
        </draw:frame>
        <draw:frame draw:style-name="gr35" draw:layer="layout" svg:width="23.8cm" svg:height="1.673cm" svg:x="1.8cm" svg:y="7.2cm">
          <draw:text-box>
            <text:list text:style-name="L7">
              <text:list-item>
                <text:p>На шаге 1 произведите рефакторинг скрипта и добейтесь, чтобы он работал для следующего массива (тесткейс #1):</text:p>
              </text:list-item>
            </text:list>
          </draw:text-box>
        </draw:frame>
        <draw:frame draw:style-name="gr11" draw:text-style-name="P11" draw:layer="layout" svg:width="9.875cm" svg:height="0.962cm" svg:x="5.2cm" svg:y="9cm">
          <draw:text-box>
            <text:p><text:span text:style-name="T13">strings = ["ramp", "lamp", "camp"]</text:span></text:p>
          </draw:text-box>
        </draw:frame>
        <draw:frame draw:style-name="gr11" draw:id="id82" draw:layer="layout" svg:width="3.965cm" svg:height="0.962cm" svg:x="2.7cm" svg:y="10.4cm">
          <draw:text-box>
            <text:p>Проблемы?</text:p>
          </draw:text-box>
        </draw:frame>
        <draw:custom-shape draw:style-name="gr6" draw:text-style-name="P5" draw:id="id83" draw:layer="layout" svg:width="9cm" svg:height="2.6cm" svg:x="4cm" svg:y="11.5cm">
          <text:p text:style-name="P10">buckets = []</text:p>
          <text:p text:style-name="P10">...</text:p>
          <text:p text:style-name="P10">(buckets [char] ||= []) &lt;&lt; str</text:p>
          <draw:enhanced-geometry svg:viewBox="0 0 21600 21600" draw:type="rectangle" draw:enhanced-path="M 0 0 L 21600 0 21600 21600 0 21600 0 0 Z N"/>
        </draw:custom-shape>
        <draw:g draw:id="id84">
          <draw:custom-shape draw:style-name="gr36" draw:text-style-name="P12" draw:layer="layout" svg:width="7.4cm" svg:height="1cm" svg:x="4cm" svg:y="15.6cm">
            <text:p text:style-name="P5"><text:span text:style-name="T14">String, а надо Integ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0.6cm" svg:height="1.4cm" svg:x="7.3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1" draw:id="id85" draw:layer="layout" svg:width="3.343cm" svg:height="0.962cm" svg:x="15.001cm" svg:y="10.4cm">
          <draw:text-box>
            <text:p>Решение:</text:p>
          </draw:text-box>
        </draw:frame>
        <draw:g draw:id="id86">
          <draw:custom-shape draw:style-name="gr6" draw:text-style-name="P5" draw:layer="layout" svg:width="5cm" svg:height="1.2cm" svg:x="14.6cm" svg:y="11.5cm">
            <text:p text:style-name="P5">buckets = {}</text:p>
            <draw:enhanced-geometry svg:viewBox="0 0 21600 21600" draw:type="rectangle" draw:enhanced-path="M 0 0 L 21600 0 21600 21600 0 21600 0 0 Z N"/>
          </draw:custom-shape>
          <draw:frame draw:style-name="gr11" draw:layer="layout" svg:width="1.28cm" svg:height="0.962cm" svg:x="13.6cm" svg:y="11.6cm">
            <draw:text-box>
              <text:list text:style-name="L6">
                <text:list-item>
                  <text:p><text:s/></text:p>
                </text:list-item>
              </text:list>
            </draw:text-box>
          </draw:frame>
        </draw:g>
        <draw:frame draw:style-name="gr11" draw:id="id87" draw:layer="layout" svg:width="2.305cm" svg:height="0.962cm" svg:x="20.4cm" svg:y="11.6cm">
          <draw:text-box>
            <text:p>– НЕТ</text:p>
          </draw:text-box>
        </draw:frame>
        <draw:frame draw:style-name="gr37" draw:id="id88" draw:layer="layout" svg:width="10.9cm" svg:height="1.673cm" svg:x="14.5cm" svg:y="13.1cm">
          <draw:text-box>
            <text:p>хэш не гарантирует порядок среди ключей, тем более, алфавитный</text:p>
          </draw:text-box>
        </draw:frame>
        <draw:frame draw:style-name="gr38" draw:id="id89" draw:layer="layout" svg:width="12cm" svg:height="1.673cm" svg:x="13.7cm" svg:y="14.9cm">
          <draw:text-box>
            <text:list text:style-name="L6">
              <text:list-item>
                <text:p>преобразовывать символы с числа так, чтобы:</text:p>
              </text:list-item>
            </text:list>
          </draw:text-box>
        </draw:frame>
        <draw:g draw:id="id90">
          <draw:frame draw:style-name="gr11" draw:layer="layout" svg:width="7.563cm" svg:height="0.962cm" svg:x="17.1cm" svg:y="16.5cm">
            <draw:text-box>
              <text:p>number('a') = number('a')</text:p>
            </draw:text-box>
          </draw:frame>
          <draw:frame draw:style-name="gr11" draw:layer="layout" svg:width="7.563cm" svg:height="0.962cm" svg:x="17.101cm" svg:y="17.5cm">
            <draw:text-box>
              <text:p>number('a') &lt; number('b')</text:p>
            </draw:text-box>
          </draw:frame>
        </draw:g>
        <draw:g draw:id="id91">
          <draw:custom-shape draw:style-name="gr24" draw:text-style-name="P5" draw:layer="layout" svg:width="4.2cm" svg:height="1.4cm" svg:x="12.5cm" svg:y="17.2cm">
            <text:p text:style-name="P5">String#ord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6.78cm" svg:height="0.806cm" svg:x="11.6cm" svg:y="18.6cm">
            <draw:text-box>
              <text:p><text:span text:style-name="T5">см. подробнее в basic_rub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2</text:p>
          </draw:text-box>
        </draw:frame>
        <draw:frame draw:style-name="gr39" draw:layer="layout" svg:width="23.8cm" svg:height="1.673cm" svg:x="1.8cm" svg:y="1.8cm">
          <draw:text-box>
            <text:list text:style-name="L7">
              <text:list-item>
                <text:p>На шаге 2 убедитесь, что сортировка работает для следующего массива (тесткейс #2):</text:p>
              </text:list-item>
            </text:list>
          </draw:text-box>
        </draw:frame>
        <draw:frame draw:style-name="gr11" draw:layer="layout" svg:width="16.866cm" svg:height="0.962cm" svg:x="4.1cm" svg:y="3.8cm">
          <draw:text-box>
            <text:p><text:span text:style-name="T15">[ </text:span><text:span text:style-name="T16">"apples"</text:span><text:span text:style-name="T15">, </text:span><text:span text:style-name="T17">"apple pie"</text:span><text:span text:style-name="T15">, </text:span><text:span text:style-name="T18">"ramp"</text:span><text:span text:style-name="T15">, </text:span><text:span text:style-name="T19">"lamp"</text:span><text:span text:style-name="T15">, </text:span><text:span text:style-name="T20">"camping"</text:span><text:span text:style-name="T15">, </text:span><text:span text:style-name="T21">"apple"</text:span><text:span text:style-name="T15"> ]</text:span></text:p>
          </draw:text-box>
        </draw:frame>
        <draw:frame draw:style-name="gr11" draw:layer="layout" svg:width="16.866cm" svg:height="0.962cm" svg:x="4.1cm" svg:y="5.8cm">
          <draw:text-box>
            <text:p><text:span text:style-name="T15">[ </text:span><text:span text:style-name="T21">"apple"</text:span><text:span text:style-name="T15">, </text:span><text:span text:style-name="T17">"apple pie"</text:span><text:span text:style-name="T15">, </text:span><text:span text:style-name="T16">"apples"</text:span><text:span text:style-name="T15">, </text:span><text:span text:style-name="T20">"camping"</text:span><text:span text:style-name="T15">, </text:span><text:span text:style-name="T19">"lamp"</text:span><text:span text:style-name="T15">, </text:span><text:span text:style-name="T18">"ramp"</text:span><text:span text:style-name="T15"> ]</text:span></text:p>
          </draw:text-box>
        </draw:frame>
        <draw:frame draw:style-name="gr11" draw:layer="layout" svg:width="7.11cm" svg:height="0.962cm" svg:x="2.6cm" svg:y="4.8cm">
          <draw:text-box>
            <text:p>отсортированный вид:</text:p>
          </draw:text-box>
        </draw:frame>
        <draw:frame draw:style-name="gr40" draw:layer="layout" svg:width="21.5cm" svg:height="1.673cm" svg:x="2.7cm" svg:y="7.4cm">
          <draw:text-box>
            <text:p>Внимание: <text:span text:style-name="T17">"apple pie" </text:span><text:span text:style-name="T22">&lt;</text:span><text:span text:style-name="T15"> </text:span><text:span text:style-name="T16">"apples" </text:span>так как пробел сортируется <text:span text:style-name="T23">перед</text:span> буквенными символами</text:p>
          </draw:text-box>
        </draw:frame>
        <draw:frame draw:style-name="gr11" draw:text-style-name="P13" draw:id="id93" draw:layer="layout" svg:width="6.098cm" svg:height="0.878cm" svg:x="1.6cm" svg:y="10.5cm">
          <draw:text-box>
            <text:p><text:span text:style-name="T24">[ 12, 11, 0, 92, 3, 133 ]</text:span></text:p>
          </draw:text-box>
        </draw:frame>
        <draw:frame draw:style-name="gr11" draw:id="id92" draw:layer="layout" svg:width="23.628cm" svg:height="0.962cm" svg:x="1.9cm" svg:y="9.4cm">
          <draw:text-box>
            <text:list text:style-name="L6">
              <text:list-item>
                <text:p>Какой <text:span text:style-name="T25">порядок обхода </text:span><text:span text:style-name="T26">разрядов</text:span> и <text:span text:style-name="T25">выравнивание</text:span> д.б. при сортировке строк?</text:p>
              </text:list-item>
            </text:list>
          </draw:text-box>
        </draw:frame>
        <draw:frame draw:style-name="gr7" draw:id="id95" draw:layer="layout" svg:width="1cm" svg:height="4.517cm" svg:x="4.4cm" svg:y="12.5cm">
          <draw:text-box>
            <text:p>0</text:p>
            <text:p>3</text:p>
            <text:p>1</text:p>
            <text:p>2</text:p>
            <text:p>2</text:p>
            <text:p>3</text:p>
          </draw:text-box>
        </draw:frame>
        <draw:frame draw:style-name="gr7" draw:id="id96" draw:layer="layout" svg:width="1cm" svg:height="4.517cm" svg:x="3.7cm" svg:y="12.501cm">
          <draw:text-box>
            <text:p><text:span text:style-name="T27">0</text:span></text:p>
            <text:p><text:span text:style-name="T27">0</text:span></text:p>
            <text:p>1</text:p>
            <text:p>1</text:p>
            <text:p>9</text:p>
            <text:p>3</text:p>
          </draw:text-box>
        </draw:frame>
        <draw:frame draw:style-name="gr7" draw:id="id97" draw:layer="layout" svg:width="1cm" svg:height="4.517cm" svg:x="2.9cm" svg:y="12.502cm">
          <draw:text-box>
            <text:p><text:span text:style-name="T27">0</text:span></text:p>
            <text:p><text:span text:style-name="T27">0</text:span></text:p>
            <text:p><text:span text:style-name="T27">0</text:span></text:p>
            <text:p><text:span text:style-name="T27">0</text:span></text:p>
            <text:p><text:span text:style-name="T27">0</text:span></text:p>
            <text:p>1</text:p>
          </draw:text-box>
        </draw:frame>
        <draw:g draw:id="id94">
          <draw:custom-shape draw:style-name="gr41" draw:text-style-name="P5" draw:layer="layout" svg:width="0.468cm" svg:height="0.401cm" svg:x="4.633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.4cm" svg:height="0.6cm" svg:x="3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draw:id="id98" draw:layer="layout" svg:width="10.133cm" svg:height="1.673cm" svg:x="3cm" svg:y="17.1cm">
          <draw:text-box>
            <text:p>обход: справа налево</text:p>
            <text:p>выравнивание: по правому краю</text:p>
          </draw:text-box>
        </draw:frame>
        <draw:frame draw:style-name="gr11" draw:id="id99" draw:layer="layout" svg:width="13.283cm" svg:height="0.962cm" svg:x="9.8cm" svg:y="10.5cm">
          <draw:text-box>
            <text:p><text:span text:style-name="T22">[ </text:span><text:span text:style-name="T21">apple </text:span><text:span text:style-name="T17">apple pie </text:span><text:span text:style-name="T16">apples </text:span><text:span text:style-name="T20">camping </text:span><text:span text:style-name="T19">lamp </text:span><text:span text:style-name="T18">ramp</text:span><text:span text:style-name="T22"> ]</text:span></text:p>
          </draw:text-box>
        </draw:frame>
        <draw:g draw:id="id100">
          <draw:custom-shape draw:style-name="gr41" draw:text-style-name="P5" draw:layer="layout" svg:width="0.401cm" svg:height="0.401cm" svg:x="14.70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4.601cm" svg:height="0.6cm" svg:x="9.9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draw:id="id101" draw:layer="layout" svg:width="1cm" svg:height="4.517cm" svg:x="14.4cm" svg:y="12.502cm">
          <draw:text-box>
            <text:p text:style-name="P5"><text:span text:style-name="T8">e</text:span></text:p>
            <text:p text:style-name="P5"><text:span text:style-name="T8">e</text:span></text:p>
            <text:p text:style-name="P5">s</text:p>
            <text:p text:style-name="P5">g</text:p>
            <text:p text:style-name="P5">p</text:p>
            <text:p text:style-name="P5">p</text:p>
          </draw:text-box>
        </draw:frame>
        <draw:frame draw:style-name="gr7" draw:text-style-name="P5" draw:id="id102" draw:layer="layout" svg:width="1cm" svg:height="4.517cm" svg:x="13.8cm" svg:y="12.503cm">
          <draw:text-box>
            <text:p text:style-name="P5"><text:span text:style-name="T8">l</text:span></text:p>
            <text:p text:style-name="P5"><text:span text:style-name="T8">i</text:span></text:p>
            <text:p text:style-name="P5">e</text:p>
            <text:p text:style-name="P5">n</text:p>
            <text:p text:style-name="P5">m</text:p>
            <text:p text:style-name="P5">m</text:p>
          </draw:text-box>
        </draw:frame>
        <draw:frame draw:style-name="gr7" draw:text-style-name="P5" draw:id="id103" draw:layer="layout" svg:width="1cm" svg:height="4.517cm" svg:x="13.2cm" svg:y="12.503cm">
          <draw:text-box>
            <text:p text:style-name="P5"><text:span text:style-name="T8">p</text:span></text:p>
            <text:p text:style-name="P5"><text:span text:style-name="T8">p</text:span></text:p>
            <text:p text:style-name="P5">l</text:p>
            <text:p text:style-name="P5">i</text:p>
            <text:p text:style-name="P5">a</text:p>
            <text:p text:style-name="P5">a</text:p>
          </draw:text-box>
        </draw:frame>
        <draw:frame draw:style-name="gr7" draw:text-style-name="P5" draw:id="id104" draw:layer="layout" svg:width="1cm" svg:height="4.517cm" svg:x="12.7cm" svg:y="12.504cm">
          <draw:text-box>
            <text:p text:style-name="P5"><text:span text:style-name="T8">p</text:span></text:p>
            <text:p text:style-name="P5"><text:span text:style-name="T8"/></text:p>
            <text:p text:style-name="P5">p</text:p>
            <text:p text:style-name="P5">p</text:p>
            <text:p text:style-name="P5">l</text:p>
            <text:p text:style-name="P5">r</text:p>
          </draw:text-box>
        </draw:frame>
        <draw:frame draw:style-name="gr7" draw:text-style-name="P5" draw:id="id105" draw:layer="layout" svg:width="1cm" svg:height="4.517cm" svg:x="12.1cm" svg:y="12.503cm">
          <draw:text-box>
            <text:p text:style-name="P5"><text:span text:style-name="T8">a</text:span></text:p>
            <text:p text:style-name="P5"><text:span text:style-name="T8">e</text:span></text:p>
            <text:p text:style-name="P5">p</text:p>
            <text:p text:style-name="P5">m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draw:id="id106" draw:layer="layout" svg:width="1cm" svg:height="4.517cm" svg:x="11.4cm" svg:y="12.504cm">
          <draw:text-box>
            <text:p text:style-name="P5"><text:span text:style-name="T27">''</text:span></text:p>
            <text:p text:style-name="P5"><text:span text:style-name="T8">l</text:span></text:p>
            <text:p text:style-name="P5">a</text:p>
            <text:p text:style-name="P5">a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draw:id="id107" draw:layer="layout" svg:width="1cm" svg:height="4.517cm" svg:x="10.8cm" svg:y="12.505cm">
          <draw:text-box>
            <text:p text:style-name="P5"><text:span text:style-name="T27">''</text:span></text:p>
            <text:p text:style-name="P5"><text:span text:style-name="T8">p</text:span></text:p>
            <text:p text:style-name="P5"><text:span text:style-name="T27">''</text:span></text:p>
            <text:p text:style-name="P5">c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draw:id="id108" draw:layer="layout" svg:width="1cm" svg:height="4.517cm" svg:x="10.1cm" svg:y="12.506cm">
          <draw:text-box>
            <text:p text:style-name="P5"><text:span text:style-name="T27">''</text:span></text:p>
            <text:p text:style-name="P5"><text:span text:style-name="T8">p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draw:id="id109" draw:layer="layout" svg:width="1cm" svg:height="4.517cm" svg:x="9.5cm" svg:y="12.507cm">
          <draw:text-box>
            <text:p text:style-name="P5"><text:span text:style-name="T27">''</text:span></text:p>
            <text:p text:style-name="P5"><text:span text:style-name="T8">a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g draw:id="id110">
          <draw:custom-shape draw:style-name="gr41" draw:text-style-name="P5" draw:layer="layout" svg:width="-0.401cm" svg:height="-0.401cm" svg:x="17.599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5.201cm" svg:height="0.6cm" draw:transform="rotate (3.1415926535892) translate (23cm 12.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draw:id="id112" draw:layer="layout" svg:width="1cm" svg:height="4.517cm" svg:x="16.9cm" svg:y="12.503cm">
          <draw:text-box>
            <text:p text:style-name="P5"><text:span text:style-name="T8">a</text:span></text:p>
            <text:p text:style-name="P5"><text:span text:style-name="T8">a</text:span></text:p>
            <text:p text:style-name="P5">a</text:p>
            <text:p text:style-name="P5">c</text:p>
            <text:p text:style-name="P5">l</text:p>
            <text:p text:style-name="P5">r</text:p>
          </draw:text-box>
        </draw:frame>
        <draw:frame draw:style-name="gr7" draw:text-style-name="P5" draw:id="id113" draw:layer="layout" svg:width="1cm" svg:height="4.517cm" svg:x="17.5cm" svg:y="12.504cm">
          <draw:text-box>
            <text:p text:style-name="P5"><text:span text:style-name="T8">p</text:span></text:p>
            <text:p text:style-name="P5"><text:span text:style-name="T8">p</text:span></text:p>
            <text:p text:style-name="P5">p</text:p>
            <text:p text:style-name="P5">a</text:p>
            <text:p text:style-name="P5">a</text:p>
            <text:p text:style-name="P5">a</text:p>
          </draw:text-box>
        </draw:frame>
        <draw:frame draw:style-name="gr7" draw:text-style-name="P5" draw:id="id114" draw:layer="layout" svg:width="1cm" svg:height="4.517cm" svg:x="18.2cm" svg:y="12.505cm">
          <draw:text-box>
            <text:p text:style-name="P5"><text:span text:style-name="T8">p</text:span></text:p>
            <text:p text:style-name="P5"><text:span text:style-name="T8">p</text:span></text:p>
            <text:p text:style-name="P5">p</text:p>
            <text:p text:style-name="P5">m</text:p>
            <text:p text:style-name="P5">m</text:p>
            <text:p text:style-name="P5">m</text:p>
          </draw:text-box>
        </draw:frame>
        <draw:frame draw:style-name="gr7" draw:text-style-name="P5" draw:id="id115" draw:layer="layout" svg:width="1cm" svg:height="4.517cm" svg:x="18.9cm" svg:y="12.506cm">
          <draw:text-box>
            <text:p text:style-name="P5"><text:span text:style-name="T8">l</text:span></text:p>
            <text:p text:style-name="P5"><text:span text:style-name="T8">l</text:span></text:p>
            <text:p text:style-name="P5">l</text:p>
            <text:p text:style-name="P5">p</text:p>
            <text:p text:style-name="P5">p</text:p>
            <text:p text:style-name="P5">p</text:p>
          </draw:text-box>
        </draw:frame>
        <draw:frame draw:style-name="gr7" draw:text-style-name="P5" draw:id="id116" draw:layer="layout" svg:width="1cm" svg:height="4.517cm" svg:x="19.4cm" svg:y="12.507cm">
          <draw:text-box>
            <text:p text:style-name="P5"><text:span text:style-name="T8">e</text:span></text:p>
            <text:p text:style-name="P5"><text:span text:style-name="T8">e</text:span></text:p>
            <text:p text:style-name="P5">e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draw:id="id117" draw:layer="layout" svg:width="1cm" svg:height="4.517cm" svg:x="20.1cm" svg:y="12.508cm">
          <draw:text-box>
            <text:p text:style-name="P5"><text:span text:style-name="T27">''</text:span></text:p>
            <text:p text:style-name="P5"><text:span text:style-name="T8"/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draw:id="id118" draw:layer="layout" svg:width="1cm" svg:height="4.517cm" svg:x="20.9cm" svg:y="12.509cm">
          <draw:text-box>
            <text:p text:style-name="P5"><text:span text:style-name="T27">''</text:span></text:p>
            <text:p text:style-name="P5"><text:span text:style-name="T8">p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draw:id="id119" draw:layer="layout" svg:width="1cm" svg:height="4.517cm" svg:x="21.7cm" svg:y="12.51cm">
          <draw:text-box>
            <text:p text:style-name="P5"><text:span text:style-name="T27">''</text:span></text:p>
            <text:p text:style-name="P5"><text:span text:style-name="T8">i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7" draw:text-style-name="P5" draw:id="id120" draw:layer="layout" svg:width="1cm" svg:height="4.517cm" svg:x="22.4cm" svg:y="12.511cm">
          <draw:text-box>
            <text:p text:style-name="P5"><text:span text:style-name="T27">''</text:span></text:p>
            <text:p text:style-name="P5"><text:span text:style-name="T8">e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  <text:p text:style-name="P5"><text:span text:style-name="T27">''</text:span></text:p>
          </draw:text-box>
        </draw:frame>
        <draw:frame draw:style-name="gr11" draw:id="id111" draw:layer="layout" svg:width="9.811cm" svg:height="1.673cm" svg:x="16.601cm" svg:y="16.901cm">
          <draw:text-box>
            <text:p>обход: слева направо</text:p>
            <text:p>выравнивание: по левому краю</text:p>
          </draw:text-box>
        </draw:frame>
        <draw:frame draw:style-name="gr11" draw:text-style-name="P13" draw:id="id121" draw:layer="layout" svg:width="11.932cm" svg:height="0.878cm" svg:x="7.3cm" svg:y="18.7cm">
          <draw:text-box>
            <text:p><text:span text:style-name="T24">2 обхода х 2 выравнивания = 4 комбин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3</text:p>
          </draw:text-box>
        </draw:frame>
        <draw:frame draw:style-name="gr42" draw:layer="layout" svg:width="23.8cm" svg:height="1.673cm" svg:x="1.8cm" svg:y="1.8cm">
          <draw:text-box>
            <text:list text:style-name="L2">
              <text:list-item>
                <text:p>2 порядка обхода х 2 выравнивания = 4 комбинации = 4 варианта реализации метода char_at_pos. И никаких других изменений!</text:p>
              </text:list-item>
            </text:list>
          </draw:text-box>
        </draw:frame>
        <draw:g>
          <draw:g>
            <draw:custom-shape draw:style-name="gr41" draw:text-style-name="P14" draw:layer="layout" svg:width="-0.401cm" svg:height="-0.401cm" svg:x="20.599cm" svg:y="9.5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4.601cm" svg:height="0.6cm" draw:transform="rotate (3.1415926535892) translate (25.4cm 9.69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7" draw:text-style-name="P14" draw:layer="layout" svg:width="1cm" svg:height="4.013cm" svg:x="24.7cm" svg:y="9.797cm">
            <draw:text-box>
              <text:p text:style-name="P5"><text:span text:style-name="T28">e</text:span></text:p>
              <text:p text:style-name="P5"><text:span text:style-name="T28">e</text:span></text:p>
              <text:p text:style-name="P5"><text:span text:style-name="T29">s</text:span></text:p>
              <text:p text:style-name="P5"><text:span text:style-name="T29">g</text:span></text:p>
              <text:p text:style-name="P5"><text:span text:style-name="T29">p</text:span></text:p>
              <text:p text:style-name="P5"><text:span text:style-name="T29">p</text:span></text:p>
            </draw:text-box>
          </draw:frame>
          <draw:frame draw:style-name="gr7" draw:text-style-name="P14" draw:layer="layout" svg:width="1cm" svg:height="4.013cm" svg:x="24.1cm" svg:y="9.798cm">
            <draw:text-box>
              <text:p text:style-name="P5"><text:span text:style-name="T28">l</text:span></text:p>
              <text:p text:style-name="P5"><text:span text:style-name="T28">i</text:span></text:p>
              <text:p text:style-name="P5"><text:span text:style-name="T29">e</text:span></text:p>
              <text:p text:style-name="P5"><text:span text:style-name="T29">n</text:span></text:p>
              <text:p text:style-name="P5"><text:span text:style-name="T29">m</text:span></text:p>
              <text:p text:style-name="P5"><text:span text:style-name="T29">m</text:span></text:p>
            </draw:text-box>
          </draw:frame>
          <draw:frame draw:style-name="gr7" draw:text-style-name="P14" draw:layer="layout" svg:width="1cm" svg:height="4.013cm" svg:x="23.5cm" svg:y="9.798cm">
            <draw:text-box>
              <text:p text:style-name="P5"><text:span text:style-name="T28">p</text:span></text:p>
              <text:p text:style-name="P5"><text:span text:style-name="T28">p</text:span></text:p>
              <text:p text:style-name="P5"><text:span text:style-name="T29">l</text:span></text:p>
              <text:p text:style-name="P5"><text:span text:style-name="T29">i</text:span></text:p>
              <text:p text:style-name="P5"><text:span text:style-name="T29">a</text:span></text:p>
              <text:p text:style-name="P5"><text:span text:style-name="T29">a</text:span></text:p>
            </draw:text-box>
          </draw:frame>
          <draw:frame draw:style-name="gr7" draw:text-style-name="P14" draw:layer="layout" svg:width="1cm" svg:height="4.013cm" svg:x="23cm" svg:y="9.799cm">
            <draw:text-box>
              <text:p text:style-name="P5"><text:span text:style-name="T28">p</text:span></text:p>
              <text:p text:style-name="P5"><text:span text:style-name="T28"/></text:p>
              <text:p text:style-name="P5"><text:span text:style-name="T29">p</text:span></text:p>
              <text:p text:style-name="P5"><text:span text:style-name="T29">p</text:span></text:p>
              <text:p text:style-name="P5"><text:span text:style-name="T29">l</text:span></text:p>
              <text:p text:style-name="P5"><text:span text:style-name="T29">r</text:span></text:p>
            </draw:text-box>
          </draw:frame>
          <draw:frame draw:style-name="gr7" draw:text-style-name="P14" draw:layer="layout" svg:width="1cm" svg:height="4.013cm" svg:x="22.4cm" svg:y="9.798cm">
            <draw:text-box>
              <text:p text:style-name="P5"><text:span text:style-name="T28">a</text:span></text:p>
              <text:p text:style-name="P5"><text:span text:style-name="T28">e</text:span></text:p>
              <text:p text:style-name="P5"><text:span text:style-name="T29">p</text:span></text:p>
              <text:p text:style-name="P5"><text:span text:style-name="T29">m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7" draw:text-style-name="P14" draw:layer="layout" svg:width="1cm" svg:height="4.013cm" svg:x="21.7cm" svg:y="9.799cm">
            <draw:text-box>
              <text:p text:style-name="P5"><text:span text:style-name="T30">''</text:span></text:p>
              <text:p text:style-name="P5"><text:span text:style-name="T28">l</text:span></text:p>
              <text:p text:style-name="P5"><text:span text:style-name="T29">a</text:span></text:p>
              <text:p text:style-name="P5"><text:span text:style-name="T29">a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7" draw:text-style-name="P14" draw:layer="layout" svg:width="1cm" svg:height="4.013cm" svg:x="21.1cm" svg:y="9.8cm">
            <draw:text-box>
              <text:p text:style-name="P5"><text:span text:style-name="T30">''</text:span></text:p>
              <text:p text:style-name="P5"><text:span text:style-name="T28">p</text:span></text:p>
              <text:p text:style-name="P5"><text:span text:style-name="T30">''</text:span></text:p>
              <text:p text:style-name="P5"><text:span text:style-name="T29">c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7" draw:text-style-name="P14" draw:layer="layout" svg:width="1cm" svg:height="4.013cm" svg:x="20.4cm" svg:y="9.801cm">
            <draw:text-box>
              <text:p text:style-name="P5"><text:span text:style-name="T30">''</text:span></text:p>
              <text:p text:style-name="P5"><text:span text:style-name="T28">p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7" draw:text-style-name="P14" draw:layer="layout" svg:width="1cm" svg:height="4.013cm" svg:x="19.8cm" svg:y="9.802cm">
            <draw:text-box>
              <text:p text:style-name="P5"><text:span text:style-name="T30">''</text:span></text:p>
              <text:p text:style-name="P5"><text:span text:style-name="T28">a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</draw:g>
        <draw:g>
          <draw:g>
            <draw:custom-shape draw:style-name="gr41" draw:text-style-name="P14" draw:layer="layout" svg:width="-0.388cm" svg:height="-0.388cm" svg:x="20.377cm" svg:y="4.6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draw:transform="rotate (3.1415926535892) translate (25.612cm 4.746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43" draw:text-style-name="P14" draw:layer="layout" svg:width="0.969cm" svg:height="4.013cm" svg:x="19.7cm" svg:y="4.846cm">
            <draw:text-box>
              <text:p text:style-name="P5"><text:span text:style-name="T28">a</text:span></text:p>
              <text:p text:style-name="P5"><text:span text:style-name="T28">a</text:span></text:p>
              <text:p text:style-name="P5"><text:span text:style-name="T29">a</text:span></text:p>
              <text:p text:style-name="P5"><text:span text:style-name="T29">c</text:span></text:p>
              <text:p text:style-name="P5"><text:span text:style-name="T29">l</text:span></text:p>
              <text:p text:style-name="P5"><text:span text:style-name="T29">r</text:span></text:p>
            </draw:text-box>
          </draw:frame>
          <draw:frame draw:style-name="gr43" draw:text-style-name="P14" draw:layer="layout" svg:width="0.969cm" svg:height="4.013cm" svg:x="20.282cm" svg:y="4.847cm">
            <draw:text-box>
              <text:p text:style-name="P5"><text:span text:style-name="T28">p</text:span></text:p>
              <text:p text:style-name="P5"><text:span text:style-name="T28">p</text:span></text:p>
              <text:p text:style-name="P5"><text:span text:style-name="T29">p</text:span></text:p>
              <text:p text:style-name="P5"><text:span text:style-name="T29">a</text:span></text:p>
              <text:p text:style-name="P5"><text:span text:style-name="T29">a</text:span></text:p>
              <text:p text:style-name="P5"><text:span text:style-name="T29">a</text:span></text:p>
            </draw:text-box>
          </draw:frame>
          <draw:frame draw:style-name="gr43" draw:text-style-name="P14" draw:layer="layout" svg:width="0.969cm" svg:height="4.013cm" svg:x="20.96cm" svg:y="4.848cm">
            <draw:text-box>
              <text:p text:style-name="P5"><text:span text:style-name="T28">p</text:span></text:p>
              <text:p text:style-name="P5"><text:span text:style-name="T28">p</text:span></text:p>
              <text:p text:style-name="P5"><text:span text:style-name="T29">p</text:span></text:p>
              <text:p text:style-name="P5"><text:span text:style-name="T29">m</text:span></text:p>
              <text:p text:style-name="P5"><text:span text:style-name="T29">m</text:span></text:p>
              <text:p text:style-name="P5"><text:span text:style-name="T29">m</text:span></text:p>
            </draw:text-box>
          </draw:frame>
          <draw:frame draw:style-name="gr44" draw:text-style-name="P14" draw:layer="layout" svg:width="0.97cm" svg:height="4.013cm" svg:x="21.638cm" svg:y="4.849cm">
            <draw:text-box>
              <text:p text:style-name="P5"><text:span text:style-name="T28">l</text:span></text:p>
              <text:p text:style-name="P5"><text:span text:style-name="T28">l</text:span></text:p>
              <text:p text:style-name="P5"><text:span text:style-name="T29">l</text:span></text:p>
              <text:p text:style-name="P5"><text:span text:style-name="T29">p</text:span></text:p>
              <text:p text:style-name="P5"><text:span text:style-name="T29">p</text:span></text:p>
              <text:p text:style-name="P5"><text:span text:style-name="T29">p</text:span></text:p>
            </draw:text-box>
          </draw:frame>
          <draw:frame draw:style-name="gr44" draw:text-style-name="P14" draw:layer="layout" svg:width="0.969cm" svg:height="4.013cm" svg:x="22.123cm" svg:y="4.85cm">
            <draw:text-box>
              <text:p text:style-name="P5"><text:span text:style-name="T28">e</text:span></text:p>
              <text:p text:style-name="P5"><text:span text:style-name="T28">e</text:span></text:p>
              <text:p text:style-name="P5"><text:span text:style-name="T29">e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44" draw:text-style-name="P14" draw:layer="layout" svg:width="0.969cm" svg:height="4.013cm" svg:x="22.802cm" svg:y="4.851cm">
            <draw:text-box>
              <text:p text:style-name="P5"><text:span text:style-name="T30">''</text:span></text:p>
              <text:p text:style-name="P5"><text:span text:style-name="T28"/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44" draw:text-style-name="P14" draw:layer="layout" svg:width="0.969cm" svg:height="4.013cm" svg:x="23.577cm" svg:y="4.852cm">
            <draw:text-box>
              <text:p text:style-name="P5"><text:span text:style-name="T30">''</text:span></text:p>
              <text:p text:style-name="P5"><text:span text:style-name="T28">p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44" draw:text-style-name="P14" draw:layer="layout" svg:width="0.97cm" svg:height="4.013cm" svg:x="24.352cm" svg:y="4.853cm">
            <draw:text-box>
              <text:p text:style-name="P5"><text:span text:style-name="T30">''</text:span></text:p>
              <text:p text:style-name="P5"><text:span text:style-name="T28">i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  <draw:frame draw:style-name="gr44" draw:text-style-name="P14" draw:layer="layout" svg:width="0.969cm" svg:height="4.013cm" svg:x="25.031cm" svg:y="4.854cm">
            <draw:text-box>
              <text:p text:style-name="P5"><text:span text:style-name="T30">''</text:span></text:p>
              <text:p text:style-name="P5"><text:span text:style-name="T28">e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  <text:p text:style-name="P5"><text:span text:style-name="T30">''</text:span></text:p>
            </draw:text-box>
          </draw:frame>
        </draw:g>
        <draw:frame draw:style-name="gr11" draw:layer="layout" svg:width="6.822cm" svg:height="0.962cm" svg:x="3.4cm" svg:y="3.7cm">
          <draw:text-box>
            <text:p>(считая позиции от 1)</text:p>
          </draw:text-box>
        </draw:frame>
        <draw:frame draw:style-name="gr11" draw:layer="layout" svg:width="16.808cm" svg:height="0.962cm" svg:x="2.6cm" svg:y="5.1cm">
          <draw:text-box>
            <text:list text:style-name="L6">
              <text:list-item>
                <text:p>обход слева направо, выравнивание по левому краю</text:p>
              </text:list-item>
            </text:list>
          </draw:text-box>
        </draw:frame>
        <draw:frame draw:style-name="gr45" draw:layer="layout" svg:width="16.808cm" svg:height="2.2cm" svg:x="2.7cm" svg:y="13.6cm">
          <draw:text-box>
            <text:list text:style-name="L6">
              <text:list-item>
                <text:p>обход справа налево, выравнивание по левому краю</text:p>
              </text:list-item>
            </text:list>
          </draw:text-box>
        </draw:frame>
        <draw:frame draw:style-name="gr46" draw:layer="layout" svg:width="17.129cm" svg:height="0.962cm" svg:x="2.6cm" svg:y="9.2cm">
          <draw:text-box>
            <text:list text:style-name="L6">
              <text:list-item>
                <text:p>обход слева направо, выравнивание по правому краю</text:p>
              </text:list-item>
            </text:list>
          </draw:text-box>
        </draw:frame>
        <draw:frame draw:style-name="gr11" draw:layer="layout" svg:width="17.129cm" svg:height="0.962cm" svg:x="2.8cm" svg:y="17.6cm">
          <draw:text-box>
            <text:list text:style-name="L6">
              <text:list-item>
                <text:p>обход справа налево, выравнивание по правому краю</text:p>
              </text:list-item>
            </text:list>
          </draw:text-box>
        </draw:frame>
        <draw:custom-shape draw:style-name="gr6" draw:text-style-name="P10" draw:layer="layout" svg:width="8.2cm" svg:height="2.538cm" svg:x="4.3cm" svg:y="6.062cm">
          <text:p text:style-name="P10">char_at_pos('apple', 1)</text:p>
          <text:p text:style-name="P10">char_at_pos('camping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6.1cm">
          <draw:text-box>
            <text:p>#=&gt; a</text:p>
            <text:p>#=&gt; c</text:p>
            <text:p>#=&gt; ''</text:p>
          </draw:text-box>
        </draw:frame>
        <draw:custom-shape draw:style-name="gr6" draw:text-style-name="P10" draw:layer="layout" svg:width="8.2cm" svg:height="2.538cm" svg:x="4.3cm" svg:y="10.4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0.5cm">
          <draw:text-box>
            <text:p>#=&gt; ''</text:p>
            <text:p>#=&gt; a</text:p>
            <text:p>#=&gt; p</text:p>
          </draw:text-box>
        </draw:frame>
        <draw:g>
          <draw:g>
            <draw:custom-shape draw:style-name="gr41" draw:text-style-name="P14" draw:layer="layout" svg:width="0.388cm" svg:height="0.388cm" svg:x="24.923cm" svg:y="13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svg:x="19.688cm" svg:y="13.7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43" draw:text-style-name="P14" draw:layer="layout" svg:width="0.969cm" svg:height="4.013cm" svg:x="19.5cm" svg:y="14.446cm">
              <draw:text-box>
                <text:p text:style-name="P5"><text:span text:style-name="T28">a</text:span></text:p>
                <text:p text:style-name="P5"><text:span text:style-name="T28">a</text:span></text:p>
                <text:p text:style-name="P5"><text:span text:style-name="T29">a</text:span></text:p>
                <text:p text:style-name="P5"><text:span text:style-name="T29">c</text:span></text:p>
                <text:p text:style-name="P5"><text:span text:style-name="T29">l</text:span></text:p>
                <text:p text:style-name="P5"><text:span text:style-name="T29">r</text:span></text:p>
              </draw:text-box>
            </draw:frame>
            <draw:frame draw:style-name="gr44" draw:text-style-name="P14" draw:layer="layout" svg:width="0.97cm" svg:height="4.013cm" svg:x="21.438cm" svg:y="14.449cm">
              <draw:text-box>
                <text:p text:style-name="P5"><text:span text:style-name="T28">l</text:span></text:p>
                <text:p text:style-name="P5"><text:span text:style-name="T28">l</text:span></text:p>
                <text:p text:style-name="P5"><text:span text:style-name="T29">l</text:span></text:p>
                <text:p text:style-name="P5"><text:span text:style-name="T29">p</text:span></text:p>
                <text:p text:style-name="P5"><text:span text:style-name="T29">p</text:span></text:p>
                <text:p text:style-name="P5"><text:span text:style-name="T29">p</text:span></text:p>
              </draw:text-box>
            </draw:frame>
            <draw:frame draw:style-name="gr43" draw:text-style-name="P14" draw:layer="layout" svg:width="0.969cm" svg:height="4.013cm" svg:x="20.082cm" svg:y="14.447cm">
              <draw:text-box>
                <text:p text:style-name="P5"><text:span text:style-name="T28">p</text:span></text:p>
                <text:p text:style-name="P5"><text:span text:style-name="T28">p</text:span></text:p>
                <text:p text:style-name="P5"><text:span text:style-name="T29">p</text:span></text:p>
                <text:p text:style-name="P5"><text:span text:style-name="T29">a</text:span></text:p>
                <text:p text:style-name="P5"><text:span text:style-name="T29">a</text:span></text:p>
                <text:p text:style-name="P5"><text:span text:style-name="T29">a</text:span></text:p>
              </draw:text-box>
            </draw:frame>
            <draw:frame draw:style-name="gr43" draw:text-style-name="P14" draw:layer="layout" svg:width="0.969cm" svg:height="4.013cm" svg:x="20.76cm" svg:y="14.448cm">
              <draw:text-box>
                <text:p text:style-name="P5"><text:span text:style-name="T28">p</text:span></text:p>
                <text:p text:style-name="P5"><text:span text:style-name="T28">p</text:span></text:p>
                <text:p text:style-name="P5"><text:span text:style-name="T29">p</text:span></text:p>
                <text:p text:style-name="P5"><text:span text:style-name="T29">m</text:span></text:p>
                <text:p text:style-name="P5"><text:span text:style-name="T29">m</text:span></text:p>
                <text:p text:style-name="P5"><text:span text:style-name="T29">m</text:span></text:p>
              </draw:text-box>
            </draw:frame>
            <draw:frame draw:style-name="gr44" draw:text-style-name="P14" draw:layer="layout" svg:width="0.969cm" svg:height="4.013cm" svg:x="21.923cm" svg:y="14.45cm">
              <draw:text-box>
                <text:p text:style-name="P5"><text:span text:style-name="T28">e</text:span></text:p>
                <text:p text:style-name="P5"><text:span text:style-name="T28">e</text:span></text:p>
                <text:p text:style-name="P5"><text:span text:style-name="T29">e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  <draw:frame draw:style-name="gr44" draw:text-style-name="P14" draw:layer="layout" svg:width="0.969cm" svg:height="4.013cm" svg:x="22.602cm" svg:y="14.451cm">
              <draw:text-box>
                <text:p text:style-name="P5"><text:span text:style-name="T30">''</text:span></text:p>
                <text:p text:style-name="P5"><text:span text:style-name="T28"/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  <draw:frame draw:style-name="gr44" draw:text-style-name="P14" draw:layer="layout" svg:width="0.969cm" svg:height="4.013cm" svg:x="23.377cm" svg:y="14.452cm">
              <draw:text-box>
                <text:p text:style-name="P5"><text:span text:style-name="T30">''</text:span></text:p>
                <text:p text:style-name="P5"><text:span text:style-name="T28">p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  <draw:frame draw:style-name="gr44" draw:text-style-name="P14" draw:layer="layout" svg:width="0.97cm" svg:height="4.013cm" svg:x="24.152cm" svg:y="14.453cm">
              <draw:text-box>
                <text:p text:style-name="P5"><text:span text:style-name="T30">''</text:span></text:p>
                <text:p text:style-name="P5"><text:span text:style-name="T28">i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  <draw:frame draw:style-name="gr44" draw:text-style-name="P14" draw:layer="layout" svg:width="0.969cm" svg:height="4.013cm" svg:x="24.631cm" svg:y="14.454cm">
              <draw:text-box>
                <text:p text:style-name="P5"><text:span text:style-name="T30">''</text:span></text:p>
                <text:p text:style-name="P5"><text:span text:style-name="T28">e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  <text:p text:style-name="P5"><text:span text:style-name="T30">''</text:span></text:p>
              </draw:text-box>
            </draw:frame>
          </draw:g>
        </draw:g>
        <draw:custom-shape draw:style-name="gr6" draw:text-style-name="P10" draw:layer="layout" svg:width="8.2cm" svg:height="2.538cm" svg:x="4.3cm" svg:y="14.7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4.8cm">
          <draw:text-box>
            <text:p>#=&gt; ''</text:p>
            <text:p>#=&gt; e</text:p>
            <text:p>#=&gt; l</text:p>
          </draw:text-box>
        </draw:frame>
        <draw:frame draw:style-name="gr11" draw:text-style-name="P13" draw:layer="layout" svg:width="10.984cm" svg:height="0.878cm" svg:x="4.1cm" svg:y="18.5cm">
          <draw:text-box>
            <text:p><text:span text:style-name="T24">см. реализацию digit_at_pos в radix_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Доп. задания</text:p>
          </draw:text-box>
        </draw:frame>
        <draw:frame draw:style-name="gr47" draw:layer="layout" svg:width="23.8cm" svg:height="1.673cm" svg:x="1.8cm" svg:y="2.4cm">
          <draw:text-box>
            <text:list text:style-name="L8">
              <text:list-item>
                <text:p>Исследуйте, какой будет результат сортировки, если в сортируемом наборе есть слова в прописном, так и в строчном регистре.</text:p>
              </text:list-item>
            </text:list>
          </draw:text-box>
        </draw:frame>
        <draw:frame draw:style-name="gr11" draw:layer="layout" svg:width="17.493cm" svg:height="0.962cm" svg:x="2.5cm" svg:y="4.7cm">
          <draw:text-box>
            <text:list text:style-name="L9">
              <text:list-item>
                <text:p>Согласно какой локали были отсортированы символы?</text:p>
              </text:list-item>
            </text:list>
          </draw:text-box>
        </draw:frame>
        <draw:frame draw:style-name="gr11" draw:text-style-name="P15" draw:id="id122" draw:layer="layout" svg:width="8.503cm" svg:height="0.962cm" svg:x="3.6cm" svg:y="6.3cm">
          <draw:text-box>
            <text:p text:style-name="P15"><text:span text:style-name="T8">Как в локали C, потому что</text:span></text:p>
          </draw:text-box>
        </draw:frame>
        <draw:frame draw:style-name="gr7" draw:text-style-name="P15" draw:id="id123" draw:layer="layout" svg:width="2.5cm" svg:height="1.673cm" svg:x="12.9cm" svg:y="6cm">
          <draw:text-box>
            <text:p text:style-name="P15"><text:span text:style-name="T8">'A'.ord</text:span></text:p>
            <text:p text:style-name="P15"><text:span text:style-name="T8">'a'.ord</text:span></text:p>
          </draw:text-box>
        </draw:frame>
        <draw:frame draw:style-name="gr11" draw:id="id124" draw:layer="layout" svg:width="2.479cm" svg:height="1.673cm" svg:x="15.6cm" svg:y="5.9cm">
          <draw:text-box>
            <text:p text:style-name="P16"><text:span text:style-name="T7">#=&gt; 65</text:span></text:p>
            <text:p text:style-name="P16"><text:span text:style-name="T7">#=&gt; 9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48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48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paper" style:page-layout-name="PM1" draw:style-name="Mdp2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номер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kolai Krot</meta:initial-creator>
    <meta:creation-date>2014-01-02T15:55:32</meta:creation-date>
    <dc:date>2014-01-10T00:56:48</dc:date>
    <meta:editing-duration>PT16H45M49S</meta:editing-duration>
    <meta:editing-cycles>26</meta:editing-cycles>
    <meta:generator>OpenOffice.org/3.2$Linux OpenOffice.org_project/320m19$Build-9505</meta:generator>
    <meta:document-statistic meta:object-count="479"/>
  </office:meta>
</office:document-meta>
</file>